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rim voltages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3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3"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4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4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2">
          <table:table-cell/>
          <table:table-cell table:style-name="ce1" office:value-type="string">
            <text:p>   64-way connectors for SiPM signals: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On frame: HARTING  09 02 264 7828  Connector, DIN41612, Backplane, Receptacle, 64, 2.54 mm, IDC / IDT </text:p>
          </table:table-cell>
          <table:table-cell table:number-columns-repeated="3"/>
        </table:table-row>
        <table:table-row table:style-name="ro4">
          <table:table-cell/>
          <table:table-cell table:style-name="ce1" office:value-type="string">
            <text:p>On amplifier: board HARTING  09 02 164 7921  PLUG, DIN41612, R/A, B, 64WAY 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10-way connectors for I2C signals: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>
            <text:p>On frame: 5110-B7A2 PL - 3M - Wire-To-Board Connector, Right Angle, 5100 Series, Through Hole, Receptacle, 10, 2.54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On amplifier board: 4610-6000 - 3M - WIRE-BOARD CONNECTOR PLUG, 10 POSITION, 2.54M 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6/30/2016</text:date>, <text:time>17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27S</meta:editing-duration>
    <meta:editing-cycles>6</meta:editing-cycles>
    <meta:generator>OpenOffice/4.1.1$Win32 OpenOffice.org_project/411m6$Build-9775</meta:generator>
    <dc:date>2016-06-30T17:52:20.68</dc:date>
    <dc:creator>Wim Beaumont</dc:cre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